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ptos1" svg:font-family="Aptos"/>
    <style:font-face style:name="OpenSymbol" svg:font-family="OpenSymbol"/>
    <style:font-face style:name="Courier New" svg:font-family="'Courier New'" style:font-adornments="Regular" style:font-family-generic="modern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margin-top="0in" fo:margin-bottom="0.0701in"/>
    </style:style>
    <style:style style:name="P4" style:family="paragraph" style:parent-style-name="Standard" style:list-style-name="L2">
      <style:paragraph-properties fo:margin-top="0in" fo:margin-bottom="0.0701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nchronizing IIAB Modules Between Central Server (father) and RPI Hotspots</text:p>
      <text:p text:style-name="Standard">This document describes the approach to synchronize IIAB modules, such as en-test-eldp, between the central server (M73-1, we call it “father”) and multiple Raspberry Pis deployed across the Minawao camp. </text:p>
      <text:p text:style-name="Standard">------</text:p>
      <text:list xml:id="list7383779841533374481" text:style-name="WWNum1">
        <text:list-header>
          <text:p text:style-name="P1">Current Setup</text:p>
        </text:list-header>
      </text:list>
      <text:list xml:id="list3423729576091457724" text:style-name="L1">
        <text:list-item>
          <text:p text:style-name="P3">M73 Server (“father”): Central IIAB server hosting master content.</text:p>
        </text:list-item>
        <text:list-item>
          <text:p text:style-name="P3">Raspberry Pis: Distributed IIAB nodes in the field (kiosk, hospital, market).</text:p>
        </text:list-item>
        <text:list-item>
          <text:p text:style-name="P3">Access:</text:p>
          <text:list>
            <text:list-item>
              <text:p text:style-name="P3">SSH for command-line management.</text:p>
            </text:list-item>
            <text:list-item>
              <text:p text:style-name="P3">FileZilla (SFTP) for file transfers.</text:p>
            </text:list-item>
          </text:list>
        </text:list-item>
      </text:list>
      <text:p text:style-name="Standard"><text:span text:style-name="T1"/></text:p>
      <text:p text:style-name="Standard"><text:span text:style-name="T1">LAN-Based SFTP (FileZilla)</text:span></text:p>
      <text:list xml:id="list8507159587038600513" text:style-name="L2">
        <text:list-item>
          <text:p text:style-name="P4">Connect Father and Pis to LAN.</text:p>
        </text:list-item>
        <text:list-item>
          <text:p text:style-name="P4">On a laptop, open FileZilla: connect to Father and each Pi via SFTP, <text:span text:style-name="T2">each pi on a new tab (using FileZilla, site manager).</text:span></text:p>
        </text:list-item>
        <text:list-item>
          <text:p text:style-name="P4">Navigate to module path <text:span text:style-name="T2">in Father,</text:span></text:p>
        </text:list-item>
        <text:list-item>
          <text:p text:style-name="P4">Drag and drop module files from Father to each Pi, <text:span text:style-name="T2">in the respective path.</text:span></text:p>
        </text:list-item>
        <text:list-item>
          <text:p text:style-name="P4">Refresh IIAB on each P<text:span text:style-name="T2">i.</text:span></text:p>
        </text:list-item>
      </text:list>
      <text:p text:style-name="Standard">Pros: Fast, reliable, no monitor needed.</text:p>
      <text:p text:style-name="Standard">Cons: Pis must be physically in our office <text:span text:style-name="T2">every time we want to update the content. Manual update is not problem-free and drag-and-drop or file-selection errors are possible.</text:span></text:p>
      <text:p text:style-name="Standard">-----</text:p>
      <text:list xml:id="list1575697231" text:continue-list="list7383779841533374481" text:style-name="WWNum1">
        <text:list-header>
          <text:p text:style-name="P1">Conclusion</text:p>
        </text:list-header>
      </text:list>
      <text:p text:style-name="Standard">This design ensures that the latest IIAB module can be copied to all the Pis relatively efficiently, <text:span text:style-name="T2">when connected on the same LAN. We will implement this design for our upcoming milestone 1—three Pis accessible at three strategic location on Thursday Oct 16, next market day. However, <text:s/>development of a more efficient solution remains necessary, especially for when there will be more Pis availabl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ptos1" svg:font-family="Aptos"/>
    <style:font-face style:name="OpenSymbol" svg:font-family="OpenSymbol"/>
    <style:font-face style:name="Courier New" svg:font-family="'Courier New'" style:font-adornments="Regular" style:font-family-generic="modern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11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ptos" fo:font-size="12pt" fo:language="en" fo:country="US" style:letter-kerning="true" style:font-name-asian="Arial Unicode M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Aptos Display" fo:font-size="28pt" fo:letter-spacing="-0.0071in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f4761" fo:border-bottom="0.0071in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pto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 John</meta:initial-creator>
    <meta:editing-cycles>5</meta:editing-cycles>
    <meta:creation-date>2025-10-10T10:48:00</meta:creation-date>
    <dc:date>2025-10-11T14:06:37</dc:date>
    <meta:editing-duration>PT15M37S</meta:editing-duration>
    <meta:generator>OpenOffice/4.1.15$Unix OpenOffice.org_project/4115m2$Build-9813</meta:generator>
    <meta:document-statistic meta:table-count="0" meta:image-count="0" meta:object-count="0" meta:page-count="1" meta:paragraph-count="20" meta:word-count="240" meta:character-count="1473"/>
    <dc:creator>Pierpaolo Di Carlo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